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59cm" fo:margin-left="0cm" fo:margin-top="0cm" fo:margin-bottom="0cm" table:align="left" style:writing-mode="lr-tb"/>
    </style:style>
    <style:style style:name="Table1.A" style:family="table-column">
      <style:table-column-properties style:column-width="17.59cm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7.59cm" fo:margin-left="0cm" fo:margin-top="0cm" fo:margin-bottom="0cm" table:align="left" style:may-break-between-rows="false" style:writing-mode="lr-tb"/>
    </style:style>
    <style:style style:name="Table2.A" style:family="table-column">
      <style:table-column-properties style:column-width="5.863cm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3" style:family="table">
      <style:table-properties style:width="17.59cm" fo:margin-left="0cm" fo:margin-top="0cm" fo:margin-bottom="0cm" table:align="left" style:writing-mode="lr-tb"/>
    </style:style>
    <style:style style:name="Table3.A" style:family="table-column">
      <style:table-column-properties style:column-width="8.795cm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caption">
      <style:paragraph-properties fo:text-align="center" style:justify-single-word="false" fo:orphans="0" fo:widows="0" fo:hyphenation-ladder-count="no-limit"/>
      <style:text-properties style:font-name="Times New Roman" fo:font-size="10pt" fo:language="pt" fo:country="BR" officeooo:paragraph-rsid="0022922a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caption">
      <loext:graphic-properties draw:fill="none"/>
      <style:paragraph-properties fo:margin-left="0cm" fo:margin-right="0cm" fo:margin-top="0.212cm" fo:margin-bottom="0.212cm" style:contextual-spacing="false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/>
      <style:text-properties style:font-name="Times New Roman" fo:font-size="10pt" fo:language="pt" fo:country="BR" officeooo:paragraph-rsid="0022922a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caption">
      <style:paragraph-properties fo:text-align="center" style:justify-single-word="false" fo:orphans="0" fo:widows="0" fo:hyphenation-ladder-count="no-limit"/>
      <style:text-properties style:font-name="Times New Roman" fo:font-size="9pt" fo:language="en" fo:country="US" officeooo:paragraph-rsid="0022922a" style:letter-kerning="false" style:font-name-asian="SimSun" style:font-size-asian="9pt" style:language-asian="pt" style:country-asian="BR" style:font-name-complex="Times New Roman1" style:font-size-complex="9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caption">
      <loext:graphic-properties draw:fill="none"/>
      <style:paragraph-properties fo:margin-left="0cm" fo:margin-right="0cm" fo:margin-top="0.212cm" fo:margin-bottom="0.212cm" style:contextual-spacing="false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/>
      <style:text-properties style:font-name="Times New Roman" fo:font-size="9pt" fo:language="en" fo:country="US" officeooo:paragraph-rsid="0022922a" style:letter-kerning="false" style:font-name-asian="SimSun" style:font-size-asian="9pt" style:language-asian="pt" style:country-asian="BR" style:font-name-complex="Times New Roman1" style:font-size-complex="9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text-properties officeooo:paragraph-rsid="001a5e66"/>
    </style:style>
    <style:style style:name="P6" style:family="paragraph" style:parent-style-name="Standard">
      <style:text-properties officeooo:paragraph-rsid="002490c2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Times New Roman" fo:font-size="10pt" fo:language="en" fo:country="US" officeooo:paragraph-rsid="001d6ba3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Times New Roman" fo:font-size="10pt" fo:language="en" fo:country="US" officeooo:paragraph-rsid="0028183b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text-properties fo:language="en" fo:country="US"/>
    </style:style>
    <style:style style:name="P11" style:family="paragraph" style:parent-style-name="Standard">
      <style:text-properties officeooo:paragraph-rsid="001a5e66"/>
    </style:style>
    <style:style style:name="P12" style:family="paragraph" style:parent-style-name="Standard">
      <style:text-properties officeooo:paragraph-rsid="002fe4c2"/>
    </style:style>
    <style:style style:name="P13" style:family="paragraph" style:parent-style-name="Table_20_Contents">
      <style:paragraph-properties fo:text-align="center" style:justify-single-word="false"/>
      <style:text-properties officeooo:paragraph-rsid="002fe4c2"/>
    </style:style>
    <style:style style:name="P14" style:family="paragraph" style:parent-style-name="caption">
      <style:paragraph-properties fo:text-align="start" style:justify-single-word="false" fo:orphans="0" fo:widows="0" fo:hyphenation-ladder-count="no-limit"/>
      <style:text-properties style:font-name="Times New Roman" fo:font-size="10pt" fo:language="pt" fo:country="BR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caption">
      <style:paragraph-properties fo:text-align="start" style:justify-single-word="false" fo:orphans="0" fo:widows="0" fo:hyphenation-ladder-count="no-limit"/>
      <style:text-properties style:font-name="Times New Roman" fo:font-size="10pt" fo:language="pt" fo:country="BR" officeooo:paragraph-rsid="002fe4c2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caption">
      <style:paragraph-properties fo:text-align="center" style:justify-single-word="false" fo:orphans="0" fo:widows="0" fo:hyphenation-ladder-count="no-limit"/>
      <style:text-properties style:font-name="Times New Roman" fo:font-size="10pt" fo:language="pt" fo:country="BR" officeooo:paragraph-rsid="002fe4c2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caption">
      <loext:graphic-properties draw:fill="none"/>
      <style:paragraph-properties fo:margin-left="0cm" fo:margin-right="0cm" fo:margin-top="0.212cm" fo:margin-bottom="0.212cm" style:contextual-spacing="false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/>
      <style:text-properties style:font-name="Times New Roman" fo:font-size="10pt" fo:language="pt" fo:country="BR" officeooo:paragraph-rsid="002fe4c2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caption">
      <style:paragraph-properties fo:text-align="start" style:justify-single-word="false" fo:orphans="0" fo:widows="0" fo:hyphenation-ladder-count="no-limit"/>
      <style:text-properties style:font-name="Times New Roman" fo:font-size="10pt" fo:language="en" fo:country="US" officeooo:paragraph-rsid="002fe4c2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caption">
      <loext:graphic-properties draw:fill="none"/>
      <style:paragraph-properties fo:margin-left="0cm" fo:margin-right="0cm" fo:margin-top="0.212cm" fo:margin-bottom="0.212cm" style:contextual-spacing="false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/>
      <style:text-properties style:font-name="Times New Roman" fo:font-size="9pt" fo:language="en" fo:country="US" officeooo:paragraph-rsid="002fe4c2" style:letter-kerning="false" style:font-name-asian="SimSun" style:font-size-asian="9pt" style:language-asian="pt" style:country-asian="BR" style:font-name-complex="Times New Roman1" style:font-size-complex="9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fe4c2"/>
    </style:style>
    <style:style style:name="T3" style:family="text">
      <style:text-properties fo:font-size="8pt" fo:language="en" fo:country="US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to"/>
      </text:sequence-decls>
      <text:p text:style-name="Standard" loext:marker-style-name="T1"><text:text-input text:description="">{% if caption %}</text:text-input></text:p>
      <text:p text:style-name="Standard" loext:marker-style-name="T1"><text:span text:style-name="T1"><text:text-input text:description="">{% for row in to_table(pics, n_cols) %}</text:text-input></text:span></text:p>
      <text:p text:style-name="Standard" loext:marker-style-name="T1"><text:text-input text:description="">{% if row|count == 1 %}</text:text-input></text:p>
      <text:p text:style-name="Standard" loext:marker-style-name="T1"/>
      <text:p text:style-name="Standard" loext:marker-style-name="T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4" loext:marker-style-name="T1">Table <text:sequence text:ref-name="refTable0" text:name="Table" text:formula="ooow:Table+1" style:num-format="1">1</text:sequence><text:s/>– <text:text-input text:description="">{{ caption }}</text:text-input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<text:text-input text:description="paragraph">{% if show_caption %}</text:text-input></text:span><text:span text:style-name="T1"><text:s/></text:span></text:p>
            <text:p text:style-name="P2"><text:span text:style-name="T1">Foto </text:span><text:sequence text:ref-name="refFoto0" text:name="Foto" text:formula="ooow:Foto+1" style:num-format="1">1</text:sequence><text:span text:style-name="T1"><text:s/>– </text:span><text:span text:style-name="T1"><text:text-input text:description="">{{ row.0.caption }}</text:text-input></text:span></text:p>
            <text:p text:style-name="P4"><text:text-input text:description="">{% endif %}</text:text-input></text:p>
            <text:p text:style-name="P7"><text:text-input text:description="">{{ image(pic.path, pic.width) }}</text:text-input></text:p>
          </table:table-cell>
        </table:table-row>
      </table:table>
      <text:p text:style-name="P12" loext:marker-style-name="T1"/>
      <text:p text:style-name="P12" loext:marker-style-name="T1"/>
      <text:p text:style-name="P12" loext:marker-style-name="T1"><text:text-input text:description="">{% elif row|count == 2 %}</text:text-input></text:p>
      <text:p text:style-name="P12" loext:marker-style-name="T1"/>
      <text:p text:style-name="P12" loext:marker-style-name="T1"/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15" loext:marker-style-name="T1">Table <text:sequence text:ref-name="refTable1" text:name="Table" text:formula="ooow:Table+1" style:num-format="1">2</text:sequence><text:s/>– <text:text-input text:description="">{{ caption }}</text:text-input></text:p>
          </table:table-cell>
          <table:table-cell table:style-name="Table3.A1" office:value-type="string">
            <text:p text:style-name="P18" loext:marker-style-name="T1"/>
          </table:table-cell>
        </table:table-row>
        <table:table-row table:style-name="Table3.1">
          <table:table-cell table:style-name="Table3.A1" office:value-type="string">
            <text:p text:style-name="P16"><text:span text:style-name="T3"><text:text-input text:description="paragraph">{% if show_caption %}</text:text-input></text:span><text:span text:style-name="T1"><text:s/></text:span></text:p>
            <text:p text:style-name="P17"><text:span text:style-name="T1">Foto </text:span><text:sequence text:ref-name="refFoto2" text:name="Foto" text:formula="ooow:Foto+1" style:num-format="1">2</text:sequence><text:span text:style-name="T1"><text:s/>– </text:span><text:span text:style-name="T1"><text:text-input text:description="">{{ row.0.caption }}</text:text-input></text:span></text:p>
            <text:p text:style-name="P19"><text:text-input text:description="">{% endif %}</text:text-input></text:p>
            <text:p text:style-name="P13"><text:text-input text:description="">{{ image(row.0.path, row.0.width) }}</text:text-input></text:p>
          </table:table-cell>
          <table:table-cell table:style-name="Table3.A1" office:value-type="string">
            <text:p text:style-name="P16"><text:span text:style-name="T3"><text:text-input text:description="paragraph">{% if show_caption %}</text:text-input></text:span><text:span text:style-name="T1"><text:s/></text:span></text:p>
            <text:p text:style-name="P17"><text:span text:style-name="T1">Foto </text:span><text:sequence text:ref-name="refFoto3" text:name="Foto" text:formula="ooow:Foto+1" style:num-format="1">3</text:sequence><text:span text:style-name="T1"><text:s/>– </text:span><text:span text:style-name="T1"><text:text-input text:description="">{{ row.1.caption }}</text:text-input></text:span></text:p>
            <text:p text:style-name="P19"><text:text-input text:description="">{% endif %}</text:text-input></text:p>
            <text:p text:style-name="P13"><text:text-input text:description="">{{ image(row.1.path, row.1.width) }}</text:text-input></text:p>
          </table:table-cell>
        </table:table-row>
      </table:table>
      <text:p text:style-name="P12" loext:marker-style-name="T1"/>
      <text:p text:style-name="P12" loext:marker-style-name="T1"/>
      <text:p text:style-name="P12" loext:marker-style-name="T1"><text:text-input text:description="">{% endif %}</text:text-input></text:p>
      <text:p text:style-name="Standard"><text:text-input text:description="paragraph">{% endfor %}</text:text-input></text:p>
      <text:p text:style-name="P6"><text:text-input text:description="paragraph">{% else %}</text:text-input></text:p>
      <text:p text:style-name="Standard" loext:marker-style-name="T1"><text:span text:style-name="T1"><text:text-input text:description="">{% for row in to_table(pics, n_cols) %}</text:text-input></text:span></text:p>
      <text:p text:style-name="P10" loext:marker-style-name="T1"/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8" loext:marker-style-name="T1"><text:text-input text:description="cell">{% for pic in row %}</text:text-input></text:p>
          </table:table-cell>
          <table:table-cell table:style-name="Table2.A1" office:value-type="string">
            <text:p text:style-name="P1"><text:span text:style-name="T3"><text:text-input text:description="paragraph">{% if show_caption %}</text:text-input></text:span><text:span text:style-name="T1"><text:s/></text:span></text:p>
            <text:p text:style-name="P1"><text:span text:style-name="T1">Foto </text:span><text:sequence text:ref-name="refFoto1" text:name="Foto" text:formula="ooow:Foto+1" style:num-format="1">4</text:sequence><text:span text:style-name="T1"><text:s/>– {{ pic.caption }}</text:span></text:p>
            <text:p text:style-name="P3"><text:text-input text:description="">{% endif %}</text:text-input></text:p>
            <text:p text:style-name="P7"><text:text-input text:description="">{{ image(pic.path, pic.width) }}</text:text-input></text:p>
          </table:table-cell>
          <table:table-cell table:style-name="Table2.A1" office:value-type="string">
            <text:p text:style-name="P9" loext:marker-style-name="T1"><text:text-input text:description="cell">{% endfor %}</text:text-input></text:p>
          </table:table-cell>
        </table:table-row>
      </table:table>
      <text:p text:style-name="P10" loext:marker-style-name="T1"/>
      <text:p text:style-name="P5"><text:text-input text:description="">{% endfor %}</text:text-input></text:p>
      <text:p text:style-name="P5" loext:marker-style-name="T1"><text:span text:style-name="T1"><text:text-input text:description="">{% endif %}</text:text-input></text:span></text:p>
      <text:p text:style-name="P10" loext:marker-style-name="T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WWNum1" style:class="text">
      <style:text-properties fo:font-size="18pt" fo:font-weight="bold" style:font-size-asian="18pt" style:font-weight-asian="bold" style:font-size-complex="18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2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60</meta:editing-cycles>
    <meta:creation-date>2023-11-10T08:24:00</meta:creation-date>
    <dc:date>2023-11-22T10:32:32.571000000</dc:date>
    <dc:language>pt-BR</dc:language>
    <meta:editing-duration>PT2H55M17S</meta:editing-duration>
    <meta:generator>LibreOffice/7.5.4.2$Windows_X86_64 LibreOffice_project/36ccfdc35048b057fd9854c757a8b67ec53977b6</meta:generator>
    <meta:document-statistic meta:table-count="3" meta:image-count="0" meta:object-count="0" meta:page-count="1" meta:paragraph-count="30" meta:word-count="186" meta:character-count="712" meta:non-whitespace-character-count="604"/>
    <meta:user-defined meta:name="AppVersion">16.0000</meta:user-defined>
    <meta:template xlink:type="simple" xlink:actuate="onRequest" xlink:title="Normal.dotm" xlink:href=""/>
  </office:meta>
</office:document-meta>
</file>